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90000030D12AFACD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2b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.4598in" svg:height="2in" draw:z-index="0"><draw:image xlink:href="Pictures/10000201000002390000030D12AFACDD.png" xlink:type="simple" xlink:show="embed" xlink:actuate="onLoad"/></draw:frame> <text:s text:c="7"/><draw:frame draw:style-name="fr1" draw:name="Image2" text:anchor-type="as-char" svg:width="1.4598in" svg:height="2in" draw:z-index="1"><draw:image xlink:href="Pictures/10000201000002390000030D12AFACDD.png" xlink:type="simple" xlink:show="embed" xlink:actuate="onLoad"/></draw:frame> <text:s text:c="7"/><draw:frame draw:style-name="fr1" draw:name="Image3" text:anchor-type="as-char" svg:width="1.4598in" svg:height="2in" draw:z-index="2"><draw:image xlink:href="Pictures/10000201000002390000030D12AFACDD.png" xlink:type="simple" xlink:show="embed" xlink:actuate="onLoad"/></draw:frame> <text:s text:c="7"/><draw:frame draw:style-name="fr1" draw:name="Image4" text:anchor-type="as-char" svg:width="1.4598in" svg:height="2in" draw:z-index="3"><draw:image xlink:href="Pictures/10000201000002390000030D12AFACDD.png" xlink:type="simple" xlink:show="embed" xlink:actuate="onLoad"/></draw:frame></text:p>
      <text:p text:style-name="Standard"/>
      <text:p text:style-name="Standard"/>
      <text:p text:style-name="P1"><draw:frame draw:style-name="fr1" draw:name="Image5" text:anchor-type="as-char" svg:width="1.4598in" svg:height="2in" draw:z-index="4"><draw:image xlink:href="Pictures/10000201000002390000030D12AFACDD.png" xlink:type="simple" xlink:show="embed" xlink:actuate="onLoad"/></draw:frame> <text:s text:c="7"/><draw:frame draw:style-name="fr1" draw:name="Image6" text:anchor-type="as-char" svg:width="1.4598in" svg:height="2in" draw:z-index="5"><draw:image xlink:href="Pictures/10000201000002390000030D12AFACDD.png" xlink:type="simple" xlink:show="embed" xlink:actuate="onLoad"/></draw:frame> <text:s text:c="7"/><draw:frame draw:style-name="fr1" draw:name="Image7" text:anchor-type="as-char" svg:width="1.4598in" svg:height="2in" draw:z-index="6"><draw:image xlink:href="Pictures/10000201000002390000030D12AFACDD.png" xlink:type="simple" xlink:show="embed" xlink:actuate="onLoad"/></draw:frame> <text:s text:c="7"/><draw:frame draw:style-name="fr1" draw:name="Image8" text:anchor-type="as-char" svg:width="1.4598in" svg:height="2in" draw:z-index="7"><draw:image xlink:href="Pictures/10000201000002390000030D12AFACDD.png" xlink:type="simple" xlink:show="embed" xlink:actuate="onLoad"/></draw:frame></text:p>
      <text:p text:style-name="P1"/>
      <text:p text:style-name="P1"/>
      <text:p text:style-name="P1"><draw:frame draw:style-name="fr1" draw:name="Image9" text:anchor-type="as-char" svg:width="1.4598in" svg:height="2in" draw:z-index="8"><draw:image xlink:href="Pictures/10000201000002390000030D12AFACDD.png" xlink:type="simple" xlink:show="embed" xlink:actuate="onLoad"/></draw:frame> <text:s text:c="7"/><draw:frame draw:style-name="fr1" draw:name="Image10" text:anchor-type="as-char" svg:width="1.4598in" svg:height="2in" draw:z-index="9"><draw:image xlink:href="Pictures/10000201000002390000030D12AFACDD.png" xlink:type="simple" xlink:show="embed" xlink:actuate="onLoad"/></draw:frame> <text:s text:c="7"/><draw:frame draw:style-name="fr1" draw:name="Image11" text:anchor-type="as-char" svg:width="1.4598in" svg:height="2in" draw:z-index="10"><draw:image xlink:href="Pictures/10000201000002390000030D12AFACDD.png" xlink:type="simple" xlink:show="embed" xlink:actuate="onLoad"/></draw:frame> <text:s text:c="7"/><draw:frame draw:style-name="fr1" draw:name="Image12" text:anchor-type="as-char" svg:width="1.4598in" svg:height="2in" draw:z-index="11"><draw:image xlink:href="Pictures/10000201000002390000030D12AFACDD.png" xlink:type="simple" xlink:show="embed" xlink:actuate="onLoad"/></draw:frame></text:p>
      <text:p text:style-name="P1"/>
      <text:p text:style-name="P1"/>
      <text:p text:style-name="P1"><draw:frame draw:style-name="fr1" draw:name="Image13" text:anchor-type="as-char" svg:width="1.4598in" svg:height="2in" draw:z-index="12"><draw:image xlink:href="Pictures/10000201000002390000030D12AFACDD.png" xlink:type="simple" xlink:show="embed" xlink:actuate="onLoad"/></draw:frame> <text:s text:c="7"/><draw:frame draw:style-name="fr1" draw:name="Image14" text:anchor-type="as-char" svg:width="1.4598in" svg:height="2in" draw:z-index="13"><draw:image xlink:href="Pictures/10000201000002390000030D12AFACDD.png" xlink:type="simple" xlink:show="embed" xlink:actuate="onLoad"/></draw:frame> <text:s text:c="7"/><draw:frame draw:style-name="fr1" draw:name="Image15" text:anchor-type="as-char" svg:width="1.4598in" svg:height="2in" draw:z-index="14"><draw:image xlink:href="Pictures/10000201000002390000030D12AFACDD.png" xlink:type="simple" xlink:show="embed" xlink:actuate="onLoad"/></draw:frame> <text:s text:c="7"/><draw:frame draw:style-name="fr1" draw:name="Image16" text:anchor-type="as-char" svg:width="1.4598in" svg:height="2in" draw:z-index="15"><draw:image xlink:href="Pictures/10000201000002390000030D12AFAC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4:48:28.145897000</meta:creation-date>
    <dc:date>2016-01-10T14:51:55.506751000</dc:date>
    <meta:editing-duration>PT3M28S</meta:editing-duration>
    <meta:editing-cycles>1</meta:editing-cycles>
    <meta:document-statistic meta:table-count="0" meta:image-count="16" meta:object-count="0" meta:page-count="1" meta:paragraph-count="4" meta:word-count="0" meta:character-count="96" meta:non-whitespace-character-count="0"/>
    <meta:generator>LibreOffice/5.0.0.5$MacOSX_X86_64 LibreOffice_project/1b1a90865e348b492231e1c451437d7a15bb262b</meta:generator>
  </office:meta>
</office:document-meta>
</file>